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e611c" officeooo:paragraph-rsid="001e611c"/>
    </style:style>
    <style:style style:name="P2" style:family="paragraph" style:parent-style-name="Standard">
      <style:paragraph-properties fo:text-align="justify" style:justify-single-word="false"/>
      <style:text-properties officeooo:rsid="001ba6f2" officeooo:paragraph-rsid="001ba6f2"/>
    </style:style>
    <style:style style:name="P3" style:family="paragraph" style:parent-style-name="Standard">
      <style:paragraph-properties fo:text-align="justify" style:justify-single-word="false"/>
      <style:text-properties officeooo:rsid="001f2b04" officeooo:paragraph-rsid="001f2b04"/>
    </style:style>
    <style:style style:name="P4" style:family="paragraph" style:parent-style-name="Standard">
      <style:paragraph-properties fo:text-align="justify" style:justify-single-word="false"/>
      <style:text-properties officeooo:rsid="001ad065" officeooo:paragraph-rsid="001ad065"/>
    </style:style>
    <style:style style:name="P5" style:family="paragraph" style:parent-style-name="Standard">
      <style:paragraph-properties fo:text-align="justify" style:justify-single-word="false"/>
      <style:text-properties officeooo:rsid="001ffdae" officeooo:paragraph-rsid="001ffdae"/>
    </style:style>
    <style:style style:name="P6" style:family="paragraph" style:parent-style-name="Standard">
      <style:paragraph-properties fo:text-align="justify" style:justify-single-word="false"/>
      <style:text-properties officeooo:rsid="001c7007" officeooo:paragraph-rsid="001c7007"/>
    </style:style>
    <style:style style:name="P7" style:family="paragraph" style:parent-style-name="Standard">
      <style:paragraph-properties fo:text-align="justify" style:justify-single-word="false"/>
      <style:text-properties officeooo:rsid="00215c18" officeooo:paragraph-rsid="00215c18"/>
    </style:style>
    <style:style style:name="T1" style:family="text">
      <style:text-properties officeooo:rsid="001ba6f2"/>
    </style:style>
    <style:style style:name="T2" style:family="text">
      <style:text-properties officeooo:rsid="001c7007"/>
    </style:style>
    <style:style style:name="T3" style:family="text">
      <style:text-properties officeooo:rsid="001e611c"/>
    </style:style>
    <style:style style:name="T4" style:family="text">
      <style:text-properties officeooo:rsid="001f2b04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1ad065"/>
    </style:style>
    <style:style style:name="T7" style:family="text">
      <style:text-properties officeooo:rsid="001ffdae"/>
    </style:style>
    <style:style style:name="T8" style:family="text">
      <style:text-properties officeooo:rsid="00215c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cenario 1 : Vente aux enchères sans surenchérissement </text:p>
      <text:p text:style-name="P4"/>
      <text:p text:style-name="P4"><text:tab/>Préconditions : <text:span text:style-name="T2">1 objet est mis en vente</text:span></text:p>
      <text:p text:style-name="P4"/>
      <text:p text:style-name="P6"><text:span text:style-name="T3">1. </text:span>Le serveur est dans l’état « enAttente » : il attend qu’il y ait suffisamment de clients pour démarrer la vente</text:p>
      <text:p text:style-name="P6"><text:span text:style-name="T3">2. </text:span>Un client 1 se connecte, il attend que la vente commence</text:p>
      <text:p text:style-name="P6"><text:span text:style-name="T3">3. </text:span>Un client 2 se connecte (il y a maintenant assez de clients pour que la vente démarre)</text:p>
      <text:p text:style-name="P6"><text:span text:style-name="T3">4. </text:span>Le serveur passe dans l’état « ench<text:span text:style-name="T3">e</text:span>rissement » </text:p>
      <text:p text:style-name="P1">5. Le serveur prévient les clients que la vente a commencé</text:p>
      <text:p text:style-name="P4"><text:span text:style-name="T3">6</text:span>. Le<text:span text:style-name="T3">s</text:span> client<text:span text:style-name="T3">s</text:span> 1 et 2 lancent le décompte de leur chronomètre</text:p>
      <text:p text:style-name="P4"><text:bookmark-start text:name="__DdeLink__60_1635768605"/><text:span text:style-name="T3">7</text:span>. Le serveur attend un surenchérissement ou la fin du chronomètre de chaque client</text:p>
      <text:p text:style-name="P4"><text:span text:style-name="T3">8</text:span>. Les chronomètres des clients se terminent</text:p>
      <text:p text:style-name="P4"><text:span text:style-name="T3">9</text:span>. <text:span text:style-name="T4">Chaque</text:span> client informe le serveur que le temps est entièrement écoulé</text:p>
      <text:p text:style-name="P4"><text:span text:style-name="T3">10</text:span>. Le serveur reçoit l’information de temps <text:span text:style-name="T4">entièrement</text:span> écoulé de <text:span text:style-name="T5">tous</text:span> les clients</text:p>
      <text:p text:style-name="P4"><text:span text:style-name="T3">11</text:span>. Le serveur <text:span text:style-name="T4">passe dans l’état</text:span> « <text:span text:style-name="T4">venteTerminee »</text:span> <text:span text:style-name="T4">et l’objet n’est vendu à aucun client</text:span></text:p>
      <text:p text:style-name="P4"><text:span text:style-name="T3">12</text:span>. <text:span text:style-name="T1">Le serveur lance une autre vente</text:span><text:bookmark-end text:name="__DdeLink__60_1635768605"/><text:span text:style-name="T1">.</text:span></text:p>
      <text:p text:style-name="P4"/>
      <text:p text:style-name="P4"/>
      <text:p text:style-name="P2">Scenario 2 : Vente aux enchères avec surenchérissements</text:p>
      <text:p text:style-name="P2"/>
      <text:p text:style-name="P2"><text:tab/>Préconditions : 4 clients sont déjà connectés, un<text:span text:style-name="T4">e vente vient de commencer</text:span></text:p>
      <text:p text:style-name="P2"/>
      <text:p text:style-name="P2">1. <text:span text:style-name="T4">Les clients 1, 2 et 3 lancent le décompte de leur chronomètre</text:span></text:p>
      <text:p text:style-name="P3">2.<text:span text:style-name="T3"> Le serveur attend un surenchérissement ou la fin du chronomètre de chaque client</text:span></text:p>
      <text:p text:style-name="P3">3. Le client 1 surenchérit 10 euros</text:p>
      <text:p text:style-name="P3">4. Le client 2 surenchérit 20 euros</text:p>
      <text:p text:style-name="P3">5. Le serveur <text:span text:style-name="T6">attend un surenchérissement ou la fin du chronomètre de chaque client</text:span></text:p>
      <text:p text:style-name="P3">6. Les chronomètres de tous les clients se terminent</text:p>
      <text:p text:style-name="P3">7. Le serveur est informé du temps entièrement écoulé de chaque client</text:p>
      <text:p text:style-name="P3">8. Le serveur compare les offres de surenchérissement des clients 1 et 2</text:p>
      <text:p text:style-name="P3">9. Le serveur met à jour le prix de l’objet en y ajoutant la somme du client dont l’offre est la plus grande (dans ce cas : le client 2)</text:p>
      <text:p text:style-name="P3">10. <text:span text:style-name="T7">Le serveur indique aux clients de relancer leur chronomètre</text:span></text:p>
      <text:p text:style-name="P5">11. Les clients relancent <text:span text:style-name="T8">le décompte de</text:span> leur chronomètre</text:p>
      <text:p text:style-name="P7">12. Reprendre à Scénario 1 – Ligne 7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1:29:24.147368255</meta:creation-date>
    <dc:date>2016-09-27T13:29:47.449515252</dc:date>
    <meta:editing-duration>PT19M19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28" meta:word-count="334" meta:character-count="1852" meta:non-whitespace-character-count="1541"/>
  </office:meta>
</office:document-meta>
</file>